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3472in"/>
    </style:style>
    <style:style style:name="co27" style:family="table-column">
      <style:table-column-properties fo:break-before="auto" style:column-width="0.9744in"/>
    </style:style>
    <style:style style:name="co28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1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3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7" draw:text-style-name="P1" svg:width="1.1413in" svg:height="3.8114in" svg:x="3.7445in" svg:y="0in" draw:caption-point-x="-0.2402in" draw:caption-point-y="0.1913in">
              <dc:creator>LS</dc:creator>
              <dc:date>2018-12-13T00:00:00</dc:date>
              <text:p text:style-name="P1">Sprite-flow.js:1557:7-15: Point</text:p>
              <text:p text:style-name="P1">Sprite-flow.js:1557:19-29: Point</text:p>
              <text:p text:style-name="P1">Sprite-flow.js:1557:23-27: [class: Point]</text:p>
              <text:p text:style-name="P1">Sprite-flow.js:1899:49-57: Point</text:p>
              <text:p text:style-name="P1">Sprite-flow.js:1906:13-21: Point</text:p>
              <text:p text:style-name="P1">Sprite-flow.js:1906:33-41: Point</text:p>
              <text:p text:style-name="P1">Sprite-flow.js:1910:17-25: Point</text:p>
              <text:p text:style-name="P1">Sprite-flow.js:1910:37-45: Point</text:p>
            </office:annotation>
            <text:p>8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in" draw:caption-point-x="-0.2402in" draw:caption-point-y="0.3669in">
              <dc:creator>LS</dc:creator>
              <dc:date>2018-12-13T00:00:00</dc:date>
              <text:p text:style-name="P1">Sprite-flow.js:1879:21-59: Rectangle</text:p>
            </office:annotation>
            <text:p>1</text:p>
          </table:table-cell>
          <table:table-cell table:style-name="ce9" office:value-type="float" office:value="8">
            <office:annotation draw:style-name="gr12" draw:text-style-name="P1" svg:width="1.1413in" svg:height="4.4335in" svg:x="3.7445in" svg:y="0in" draw:caption-point-x="-0.2402in" draw:caption-point-y="0.3669in">
              <dc:creator>LS</dc:creator>
              <dc:date>2018-12-13T00:00:00</dc:date>
              <text:p text:style-name="P1">Sprite-flow.js:1865:20-23: void | Rectangle</text:p>
              <text:p text:style-name="P1">Sprite-flow.js:1875:18-21: void | Rectangle</text:p>
              <text:p text:style-name="P1">Sprite-flow.js:1879:45-59: Rectangle</text:p>
              <text:p text:style-name="P1">Sprite-flow.js:1879:49-57: [class: Rectangle]</text:p>
              <text:p text:style-name="P1">Sprite-flow.js:1882:17-44: Rectangle</text:p>
              <text:p text:style-name="P1">Sprite-flow.js:1882:24-44: Rectangle</text:p>
              <text:p text:style-name="P1">Sprite-flow.js:1885:46-49: Rectangle</text:p>
              <text:p text:style-name="P1">Sprite-flow.js:1888:48-51: void | Rectangle</text:p>
            </office:annotation>
            <text:p>8</text:p>
          </table:table-cell>
        </table:table-row>
        <table:table-row table:style-name="ro2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118in" draw:caption-point-x="-0.2402in" draw:caption-point-y="0.5425in">
              <dc:creator>LS</dc:creator>
              <dc:date>2018-12-13T00:00:00</dc:date>
              <text:p text:style-name="P1">Sprite-flow.js:1577:9-70: ObservablePoint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114in" draw:caption-point-x="-0.2402in" draw:caption-point-y="0.5429in">
              <dc:creator>LS</dc:creator>
              <dc:date>2018-12-13T00:00:00</dc:date>
              <text:p text:style-name="P1">Sprite-flow.js:1577:24-70: ObservablePoint</text:p>
              <text:p text:style-name="P1">Sprite-flow.js:1577:28-42: [class: ObservablePoint]</text:p>
            </office:annotation>
            <text:p>2</text:p>
          </table:table-cell>
        </table:table-row>
        <table:table-row table:style-name="ro2">
          <table:table-cell office:value-type="string">
            <text:p>Texture</text:p>
          </table:table-cell>
          <table:table-cell table:style-name="ce9" office:value-type="float" office:value="2">
            <office:annotation draw:style-name="gr30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Sprite-flow.js:1640:9-47: Texture</text:p>
              <text:p text:style-name="P1">Sprite-flow.js:2118:9-29: Texture</text:p>
            </office:annotation>
            <text:p>2</text:p>
          </table:table-cell>
          <table:table-cell table:style-name="ce9" office:value-type="float" office:value="20">
            <office:annotation draw:style-name="gr6" draw:text-style-name="P1" svg:width="1.1413in" svg:height="10.1874in" svg:x="3.7445in" svg:y="0.1472in" draw:caption-point-x="-0.2402in" draw:caption-point-y="0.5949in">
              <dc:creator>LS</dc:creator>
              <dc:date>2018-12-13T00:00:00</dc:date>
              <text:p text:style-name="P1">Sprite-flow.js:1564:17-23: void | Texture</text:p>
              <text:p text:style-name="P1">Sprite-flow.js:1640:24-30: void | Texture</text:p>
              <text:p text:style-name="P1">Sprite-flow.js:1640:24-47: Texture</text:p>
              <text:p text:style-name="P1">Sprite-flow.js:1640:35-41: [class: Texture]</text:p>
              <text:p text:style-name="P1">Sprite-flow.js:1674:63-74: Texture</text:p>
              <text:p text:style-name="P1">Sprite-flow.js:1679:64-75: Texture</text:p>
              <text:p text:style-name="P1">Sprite-flow.js:1960:27-33: [class: Texture]</text:p>
              <text:p text:style-name="P1">Sprite-flow.js:1960:27-46: Texture</text:p>
              <text:p text:style-name="P1">Sprite-flow.js:1996:27-33: [class: Texture]</text:p>
              <text:p text:style-name="P1">Sprite-flow.js:1996:27-76: Texture</text:p>
              <text:p text:style-name="P1">Sprite-flow.js:2007:41-52: Texture</text:p>
              <text:p text:style-name="P1">Sprite-flow.js:2019:36-47: Texture</text:p>
              <text:p text:style-name="P1">Sprite-flow.js:2031:41-52: Texture</text:p>
              <text:p text:style-name="P1">Sprite-flow.js:2043:36-47: Texture</text:p>
              <text:p text:style-name="P1">Sprite-flow.js:2111:17-21: Texture</text:p>
              <text:p text:style-name="P1">Sprite-flow.js:2113:31-35: Texture</text:p>
              <text:p text:style-name="P1">Sprite-flow.js:2118:25-29: Texture</text:p>
              <text:p text:style-name="P1">Sprite-flow.js:2123:13-17: Texture</text:p>
              <text:p text:style-name="P1">Sprite-flow.js:2126:17-21: Texture</text:p>
              <text:p text:style-name="P1">Sprite-flow.js:2132:17-21: Texture</text:p>
            </office:annotation>
            <text:p>20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0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1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2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6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3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4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7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5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6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8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2/13/2018</text:date>, <text:time>18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3T18:37:05</dc:date>
    <dc:creator>Leonardo Silva</dc:creator>
    <meta:editing-duration>P2DT19H15M46S</meta:editing-duration>
    <meta:editing-cycles>269</meta:editing-cycles>
    <meta:generator>OpenOffice/4.1.5$Unix OpenOffice.org_project/415m1$Build-9789</meta:generator>
    <meta:document-statistic meta:table-count="76" meta:cell-count="1062" meta:object-count="0"/>
  </office:meta>
</office:document-meta>
</file>